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65000000B89B5E676D.png" manifest:media-type="image/png"/>
  <manifest:file-entry manifest:full-path="Pictures/1000344600003F5F000012FC82F500C7.svg" manifest:media-type="image/svg+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DejaVu Sans Light" svg:font-family="'DejaVu Sans Light'" style:font-adornments="ExtraLight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17.595cm" fo:margin-left="0cm" table:align="left"/>
    </style:style>
    <style:style style:name="Table2.A" style:family="table-column">
      <style:table-column-properties style:column-width="7.911cm"/>
    </style:style>
    <style:style style:name="Table2.B" style:family="table-column">
      <style:table-column-properties style:column-width="9.684cm"/>
    </style:style>
    <style:style style:name="Table2.A1" style:family="table-cell">
      <style:table-cell-properties fo:padding="0.097cm" fo:border="none"/>
    </style:style>
    <style:style style:name="P1" style:family="paragraph" style:parent-style-name="Table_20_Contents">
      <style:paragraph-properties fo:text-align="start" style:justify-single-word="false"/>
      <style:text-properties style:font-name="Liberation Sans" fo:font-size="6pt" fo:font-weight="bold" officeooo:rsid="0008296a" officeooo:paragraph-rsid="0008296a" style:font-size-asian="6pt" style:font-weight-asian="bold" style:font-size-complex="6pt" style:font-weight-complex="bold"/>
    </style:style>
    <style:style style:name="P2" style:family="paragraph" style:parent-style-name="Table_20_Contents">
      <style:text-properties fo:color="#1c63af" style:font-name="Liberation Sans" fo:font-size="6pt" fo:font-weight="bold" officeooo:rsid="0008296a" officeooo:paragraph-rsid="0008296a" style:font-size-asian="6pt" style:font-weight-asian="bold" style:font-size-complex="6pt" style:font-weight-complex="bold"/>
    </style:style>
    <style:style style:name="P3" style:family="paragraph" style:parent-style-name="Standard">
      <style:text-properties officeooo:rsid="000b1d65" officeooo:paragraph-rsid="000b1d65"/>
    </style:style>
    <style:style style:name="P4" style:family="paragraph" style:parent-style-name="Standard">
      <style:text-properties officeooo:paragraph-rsid="000b1d65"/>
    </style:style>
    <style:style style:name="P5" style:family="paragraph" style:parent-style-name="Standard">
      <style:paragraph-properties fo:margin-left="1.251cm" fo:margin-right="0cm" fo:text-indent="0cm" style:auto-text-indent="false"/>
    </style:style>
    <style:style style:name="P6" style:family="paragraph" style:parent-style-name="Standard">
      <style:paragraph-properties fo:margin-left="1.251cm" fo:margin-right="0cm" fo:text-indent="0cm" style:auto-text-indent="false"/>
      <style:text-properties officeooo:rsid="000b1d65" officeooo:paragraph-rsid="000b1d65"/>
    </style:style>
    <style:style style:name="T1" style:family="text">
      <style:text-properties fo:text-transform="uppercase" fo:color="#0d487c" style:font-weight-complex="600"/>
    </style:style>
    <style:style style:name="T2" style:family="text">
      <style:text-properties fo:color="#1c63af"/>
    </style:style>
    <style:style style:name="T3" style:family="text">
      <style:text-properties fo:color="#1c63af" officeooo:rsid="00087614"/>
    </style:style>
    <style:style style:name="T4" style:family="text">
      <style:text-properties fo:color="#0d487c"/>
    </style:style>
    <style:style style:name="T5" style:family="text">
      <style:text-properties fo:color="#b2b2b2"/>
    </style:style>
    <style:style style:name="T6" style:family="text">
      <style:text-properties officeooo:rsid="000b1d65"/>
    </style:style>
    <style:style style:name="T7" style:family="text">
      <style:text-properties officeooo:rsid="000cbd78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0cbd78" style:font-weight-asian="bold" style:font-weight-complex="bold"/>
    </style:style>
    <style:style style:name="T10" style:family="text">
      <style:text-properties officeooo:rsid="000cc432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00cbd78" style:font-weight-asian="normal" style:font-weight-complex="normal"/>
    </style:style>
    <style:style style:name="T13" style:family="text">
      <style:text-properties fo:font-weight="normal" officeooo:rsid="000cbd78" fo:background-color="transparent" loext:char-shading-value="0" style:font-size-asian="10.5pt" style:font-weight-asian="normal" style:font-weight-complex="normal" style:shadow="none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Invoice <text:span text:style-name="T6">00000001</text:span></text:h>
      <text:h text:style-name="Heading_20_2" text:outline-level="2">2015-02-09</text:h>
      <text:p text:style-name="P3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h text:style-name="Heading_20_3" text:outline-level="3">Amazee Labs AG</text:h>
            <text:p text:style-name="Standard">Foerrlibuckstrass 30</text:p>
            <text:p text:style-name="Standard">8005 Zurich</text:p>
            <text:p text:style-name="Standard">Switzerland</text:p>
          </table:table-cell>
          <table:table-cell table:style-name="Table2.A1" office:value-type="string">
            <text:h text:style-name="Heading_20_3" text:outline-level="3"><text:span text:style-name="T6">DASA </text:span>Account Details:</text:h>
            <text:p text:style-name="Standard">Name: <text:span text:style-name="T13">Drupal Association South Africa</text:span></text:p>
            <text:p text:style-name="Standard">Bank: <text:span text:style-name="T12">FNB</text:span><text:span text:style-name="T7"> (Fist National Bank)</text:span></text:p>
            <text:p text:style-name="Standard">Account Number: <text:span text:style-name="T11">62446745492</text:span></text:p>
            <text:p text:style-name="Standard">Branch: <text:span text:style-name="T11">Fourways</text:span></text:p>
            <text:p text:style-name="Standard">Branch Code: <text:span text:style-name="T11">251 655</text:span></text:p>
          </table:table-cell>
        </table:table-row>
      </table:table>
      <text:p text:style-name="P4"/>
      <text:p text:style-name="Standard">Ladies and gentlemen,</text:p>
      <text:p text:style-name="Standard"/>
      <text:p text:style-name="Standard"><text:span text:style-name="T6">P</text:span>lease transfer the following amount to the benefit of:</text:p>
      <text:p text:style-name="Standard"/>
      <text:p text:style-name="P6">R <text:span text:style-name="T10">3</text:span> 000 ZAR for <text:span text:style-name="T10">Silver </text:span>Sponsorship of the Johannesburg DrupalCamp 2015.</text:p>
      <text:p text:style-name="P5"/>
      <text:p text:style-name="P6">Drupal Association South Africa</text:p>
      <text:p text:style-name="P5">Johannesburg</text:p>
      <text:p text:style-name="P5">South Africa</text:p>
      <text:p text:style-name="Standard"/>
      <text:p text:style-name="Standard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DejaVu Sans Light" svg:font-family="'DejaVu Sans Light'" style:font-adornments="ExtraLight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Z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ejaVu Sans" fo:font-family="'DejaVu Sans'" style:font-style-name="Book" style:font-family-generic="swiss" style:font-pitch="variable" fo:font-weight="normal" style:font-size-asian="10.5pt"/>
    </style:style>
    <style:style style:name="Heading" style:family="paragraph" style:parent-style-name="Standard" style:next-style-name="Text_20_body" style:class="text" style:master-page-name="">
      <style:paragraph-properties fo:margin-top="0.423cm" fo:margin-bottom="0.212cm" style:contextual-spacing="false" style:page-number="auto" fo:keep-with-next="always"/>
      <style:text-properties style:font-name="DejaVu Sans Light" fo:font-family="'DejaVu Sans Light'" style:font-style-name="ExtraLight" style:font-family-generic="swiss" style:font-pitch="variable" fo:font-size="14pt" fo:font-weight="150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fo:background-color="transparent" style:shadow="none" text:number-lines="false" text:line-number="0">
        <style:tab-stops/>
        <style:background-image/>
      </style:paragraph-properties>
      <style:text-properties style:font-size-asian="10.5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1" style:family="table">
      <style:table-properties style:width="17.598cm" fo:margin-left="0cm" table:align="left"/>
    </style:style>
    <style:style style:name="Table1.A" style:family="table-column">
      <style:table-column-properties style:column-width="13.501cm"/>
    </style:style>
    <style:style style:name="Table1.B" style:family="table-column">
      <style:table-column-properties style:column-width="4.098cm"/>
    </style:style>
    <style:style style:name="Table1.A1" style:family="table-cell">
      <style:table-cell-properties fo:padding="0.097cm" fo:border="none"/>
    </style:style>
    <style:style style:name="MP1" style:family="paragraph" style:parent-style-name="Table_20_Contents">
      <style:paragraph-properties fo:text-align="start" style:justify-single-word="false"/>
      <style:text-properties style:font-name="Liberation Sans" fo:font-size="6pt" fo:font-weight="bold" officeooo:rsid="0008296a" officeooo:paragraph-rsid="0008296a" style:font-size-asian="6pt" style:font-weight-asian="bold" style:font-size-complex="6pt" style:font-weight-complex="bold"/>
    </style:style>
    <style:style style:name="MP2" style:family="paragraph" style:parent-style-name="Table_20_Contents">
      <style:text-properties fo:color="#1c63af" style:font-name="Liberation Sans" fo:font-size="6pt" fo:font-weight="bold" officeooo:rsid="0008296a" officeooo:paragraph-rsid="0008296a" style:font-size-asian="6pt" style:font-weight-asian="bold" style:font-size-complex="6pt" style:font-weight-complex="bold"/>
    </style:style>
    <style:style style:name="MT1" style:family="text">
      <style:text-properties fo:text-transform="uppercase" fo:color="#0d487c" style:font-weight-complex="600"/>
    </style:style>
    <style:style style:name="MT2" style:family="text">
      <style:text-properties fo:color="#1c63af"/>
    </style:style>
    <style:style style:name="MT3" style:family="text">
      <style:text-properties fo:color="#1c63af" officeooo:rsid="00087614"/>
    </style:style>
    <style:style style:name="MT4" style:family="text">
      <style:text-properties fo:color="#0d487c"/>
    </style:style>
    <style:style style:name="MT5" style:family="text">
      <style:text-properties fo:color="#b2b2b2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4.498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><draw:frame draw:style-name="Mfr1" draw:name="Image2" text:anchor-type="paragraph" svg:width="11.337cm" svg:height="3.395cm" draw:z-index="0"><draw:image xlink:href="Pictures/1000344600003F5F000012FC82F500C7.svg" xlink:type="simple" xlink:show="embed" xlink:actuate="onLoad"/><draw:image xlink:href="Pictures/1000020100000265000000B89B5E676D.png" xlink:type="simple" xlink:show="embed" xlink:actuate="onLoad"/></draw:frame></text:p>
      </style:header>
      <style:footer>
        <table:table table:name="Table1" table:style-name="Table1">
          <table:table-column table:style-name="Table1.A"/>
          <table:table-column table:style-name="Table1.B"/>
          <table:table-row>
            <table:table-cell table:style-name="Table1.A1" office:value-type="string">
              <text:p text:style-name="MP1"><text:span text:style-name="MT1">Governing Board 2015</text:span> <text:span text:style-name="MT2">Riaan Burger (Chairman), </text:span><text:span text:style-name="MT3">Renate Ehlers (Vice Chairman),<text:line-break/>Greg McKeen (Secretary), Adam Dunn (Treasurer), Robin Prieschl (Portfolio Manager), Johan du Bois, Jason Lewis</text:span></text:p>
            </table:table-cell>
            <table:table-cell table:style-name="Table1.A1" office:value-type="string">
              <text:p text:style-name="MP2"><text:span text:style-name="MT4"><text:line-break/>info@dasa.org.za</text:span> <text:span text:style-name="MT5">\</text:span> dasa.org.za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aan Burger</meta:initial-creator>
    <meta:creation-date>2014-10-14T09:50:37.654022328</meta:creation-date>
    <dc:date>2015-02-09T13:47:39.745273568</dc:date>
    <dc:creator>Riaan Burger</dc:creator>
    <meta:editing-duration>PT1H54M45S</meta:editing-duration>
    <meta:editing-cycles>6</meta:editing-cycles>
    <meta:generator>LibreOffice/4.2.7.2$Linux_X86_64 LibreOffice_project/420m0$Build-2</meta:generator>
    <meta:document-statistic meta:table-count="2" meta:image-count="1" meta:object-count="0" meta:page-count="1" meta:paragraph-count="20" meta:word-count="92" meta:character-count="653" meta:non-whitespace-character-count="580"/>
  </office:meta>
</office:document-meta>
</file>